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pare AWS for Kops</text:p>
      <text:p text:style-name="Standard">****** Installing Kops *******</text:p>
      <text:p text:style-name="Standard">MacOS:</text:p>
      <text:p text:style-name="Standard">Install using HomeBrew-</text:p>
      <text:p text:style-name="Standard">1. brew update &amp;&amp; brew install kops</text:p>
      <text:p text:style-name="Standard">2. curl -Lo kops https://github.com/kubernetes/kops/releases/</text:p>
      <text:p text:style-name="Standard">download/$(curl -s https://api.github.com/repos/kubernetes/kops/</text:p>
      <text:p text:style-name="Standard">releases/latest | grep tag_name | cut -d '"' -f 4)/kops-darwin-amd64</text:p>
      <text:p text:style-name="Standard">3. chmod +x ./kops</text:p>
      <text:p text:style-name="Standard">4. sudo mv ./kops /usr/local/bin/</text:p>
      <text:p text:style-name="Standard">Linux Machine:</text:p>
      <text:p text:style-name="Standard">1. curl -Lo kops https://github.com/kubernetes/kops/releases/</text:p>
      <text:p text:style-name="Standard">download/$(curl -s https://api.github.com/repos/kubernetes/kops/</text:p>
      <text:p text:style-name="Standard">releases/latest | grep tag_name | cut -d '"' -f 4)/kops-linux-amd64</text:p>
      <text:p text:style-name="Standard">2. chmod +x ./kops</text:p>
      <text:p text:style-name="Standard">3. sudo mv ./kops /usr/local/bin/</text:p>
      <text:p text:style-name="Standard">****** Installing Other Dependencies(KubeCtl) *******</text:p>
      <text:p text:style-name="Standard">MacOS:</text:p>
      <text:p text:style-name="Standard">Install using HomeBrew-</text:p>
      <text:p text:style-name="Standard">1. brew install kubernetes-cli</text:p>
      <text:p text:style-name="Standard">2. curl -Lo kubectl https://storage.googleapis.com/kubernetes-</text:p>
      <text:p text:style-name="Standard">release/release/$(curl -s https://storage.googleapis.com/kubernetes-</text:p>
      <text:p text:style-name="Standard">release/release/stable.txt)/bin/darwin/amd64/kubectl</text:p>
      <text:p text:style-name="Standard">3. chmod +x ./kubectl</text:p>
      <text:p text:style-name="Standard">4. sudo mv ./kubectl /usr/local/bin/kubectl</text:p>
      <text:p text:style-name="Standard">Linux Machine:</text:p>
      <text:p text:style-name="Standard">1. curl -Lo kubectl https://storage.googleapis.com/kubernetes-</text:p>
      <text:p text:style-name="Standard">release/release/$(curl -s https://storage.googleapis.com/kubernetes-</text:p>
      <text:p text:style-name="Standard">release/release/stable.txt)/bin/linux/amd64/kubectl</text:p>
      <text:p text:style-name="Standard">2. chmod +x ./kubectl</text:p>
      <text:p text:style-name="Standard">3. sudo mv ./kubectl /usr/local/bin/kubectl</text:p>
      <text:p text:style-name="Standard">****** Download Python PIP *******</text:p>
      <text:p text:style-name="Standard">MacOS:</text:p>
      <text:p text:style-name="Standard">1. brew install python</text:p>
      <text:p text:style-name="Standard">2. curl -O http://python-distribute.org/distribute_setup.py</text:p>
      <text:p text:style-name="Standard">3. python distribute_setup.py</text:p>
      <text:p text:style-name="Standard">4. curl -O https://raw.github.com/pypa/pip/master/contrib/get-pip.py</text:p>
      <text:p text:style-name="Standard">5. python get-pip.py</text:p>
      <text:p text:style-name="Standard">(If you get Permission Error, add sudo before command)Linux Machine:</text:p>
      <text:p text:style-name="Standard">1. sudo apt-get install python-pip</text:p>
      <text:p text:style-name="Standard">****** Installing AWS CLI *******</text:p>
      <text:p text:style-name="Standard">MacOS:</text:p>
      <text:p text:style-name="Standard">brew update &amp;&amp; brew install awscli</text:p>
      <text:p text:style-name="Standard">Linux Machine:</text:p>
      <text:p text:style-name="Standard">pip install awsc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0:16:28.940332853</meta:creation-date>
    <dc:date>2020-04-10T10:17:01.091346732</dc:date>
    <meta:editing-duration>PT33S</meta:editing-duration>
    <meta:editing-cycles>1</meta:editing-cycles>
    <meta:document-statistic meta:table-count="0" meta:image-count="0" meta:object-count="0" meta:page-count="1" meta:paragraph-count="45" meta:word-count="182" meta:character-count="1677" meta:non-whitespace-character-count="1540"/>
    <meta:generator>LibreOffice/6.0.7.3$Linux_X86_64 LibreOffice_project/00m0$Build-3</meta:generator>
  </office:meta>
</office:document-meta>
</file>